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officeooo:rsid="000f70b2" officeooo:paragraph-rsid="000f70b2" style:font-size-asian="18pt" style:font-size-complex="18pt"/>
    </style:style>
    <style:style style:name="P2" style:family="paragraph" style:parent-style-name="Standard">
      <style:text-properties fo:font-size="18pt" officeooo:rsid="001d789e" officeooo:paragraph-rsid="001d789e" style:font-size-asian="18pt" style:font-size-complex="18pt"/>
    </style:style>
    <style:style style:name="P3" style:family="paragraph" style:parent-style-name="Standard">
      <style:text-properties fo:font-size="12pt" officeooo:rsid="000f70b2" officeooo:paragraph-rsid="000f70b2" style:font-size-asian="12pt" style:font-size-complex="12pt"/>
    </style:style>
    <style:style style:name="P4" style:family="paragraph" style:parent-style-name="Standard">
      <style:text-properties fo:font-size="14pt" officeooo:rsid="000f70b2" officeooo:paragraph-rsid="000f70b2" style:font-size-asian="14pt" style:font-size-complex="14pt"/>
    </style:style>
    <style:style style:name="P5" style:family="paragraph" style:parent-style-name="Standard">
      <style:text-properties fo:font-size="16pt" officeooo:rsid="000f70b2" officeooo:paragraph-rsid="000f70b2" style:font-size-asian="16pt" style:font-size-complex="16pt"/>
    </style:style>
    <style:style style:name="P6" style:family="paragraph" style:parent-style-name="Text_20_body">
      <style:text-properties fo:font-size="18pt" style:font-size-asian="18pt" style:font-size-complex="18pt"/>
    </style:style>
    <style:style style:name="P7" style:family="paragraph" style:parent-style-name="Text_20_body">
      <style:paragraph-properties fo:line-height="150%"/>
      <style:text-properties fo:font-size="16pt" style:font-size-asian="16pt" style:font-size-complex="16pt"/>
    </style:style>
    <style:style style:name="P8" style:family="paragraph" style:parent-style-name="First_20_line_20_indent">
      <style:paragraph-properties fo:line-height="150%"/>
    </style:style>
    <style:style style:name="P9" style:family="paragraph" style:parent-style-name="First_20_line_20_indent">
      <style:paragraph-properties fo:line-height="150%"/>
      <style:text-properties fo:font-size="16pt" style:font-size-asian="16pt" style:font-size-complex="16pt"/>
    </style:style>
    <style:style style:name="P10" style:family="paragraph" style:parent-style-name="Header">
      <style:text-properties officeooo:rsid="00114cbb" officeooo:paragraph-rsid="00114cbb"/>
    </style:style>
    <style:style style:name="P11" style:family="paragraph" style:parent-style-name="First_20_line_20_indent">
      <style:paragraph-properties fo:line-height="150%"/>
      <style:text-properties fo:font-size="16pt" officeooo:rsid="0018f684" style:font-size-asian="16pt" style:font-size-complex="16pt"/>
    </style:style>
    <style:style style:name="P12" style:family="paragraph" style:parent-style-name="First_20_line_20_indent">
      <style:paragraph-properties fo:line-height="150%"/>
      <style:text-properties fo:font-size="16pt" officeooo:rsid="001fab66" style:font-size-asian="16pt" style:font-size-complex="16pt"/>
    </style:style>
    <style:style style:name="P13" style:family="paragraph" style:parent-style-name="First_20_line_20_indent">
      <style:paragraph-properties fo:line-height="150%"/>
      <style:text-properties fo:font-size="16pt" officeooo:rsid="00208340" officeooo:paragraph-rsid="00208340" style:font-size-asian="16pt" style:font-size-complex="16pt"/>
    </style:style>
    <style:style style:name="P14" style:family="paragraph" style:parent-style-name="Text_20_body_20_indent">
      <style:paragraph-properties fo:line-height="150%"/>
      <style:text-properties fo:font-size="16pt" officeooo:rsid="001cc011"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1fab66" style:font-size-asian="16pt" style:font-size-complex="16pt"/>
    </style:style>
    <style:style style:name="T3" style:family="text">
      <style:text-properties fo:font-size="16pt" officeooo:rsid="00201a51" style:font-size-asian="16pt" style:font-size-complex="16pt"/>
    </style:style>
    <style:style style:name="T4" style:family="text">
      <style:text-properties fo:font-size="16pt" officeooo:rsid="00208340" style:font-size-asian="16pt" style:font-size-complex="16pt"/>
    </style:style>
    <style:style style:name="T5" style:family="text">
      <style:text-properties officeooo:rsid="0022fa59"/>
    </style:style>
    <style:style style:name="T6" style:family="text">
      <style:text-properties officeooo:rsid="002410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1.REMERCIMENTS</text:p>
      <text:p text:style-name="P1"/>
      <text:p text:style-name="P1"/>
      <text:p text:style-name="P9">Avant de commencer ce rapport,nous tenons à remercier les personnes qui ont contribuées à la réussite de ce stage.</text:p>
      <text:p text:style-name="P7">Tout d'abord,l'équipe pédagogique <text:s/>de l'université d'Orléans responsable de la formation à la licence <text:s/>informatique parcours Ingénierie Informatique pour les enseignements qu'ils nous ont prodigués au cours de cette année.</text:p>
      <text:p text:style-name="P11">Nous tenons ensuite à remercier particulièrement nôtre maitre et tuteur de stage Mr SACKHO Mouhamadou pour sa disponibilité,son suivi ses conseils et aides qui ont été précieux et <text:s/>nous on permis d'apprendre d'avantage sur le monde de l'entréprise en général et sur le mode de fonctionnement d'une entreprise informatique en particulier.</text:p>
      <text:p text:style-name="P14">Enfin nous remercions toutes personnes qui de près ou de loin ont permits à la réalisation de ce projet</text:p>
      <text:p text:style-name="P5"/>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Text_20_body">2.SOMMAI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6">3.INTRODUTION</text:p>
      <text:p text:style-name="P6"/>
      <text:p text:style-name="P2"/>
      <text:p text:style-name="P8"><text:span text:style-name="T2">Etudiant en fin de cycle en licence 3 informatique à l'unversité d'Orléans,il nous a été donner pour valider nôtre année un sujet de fin d'étude que nous avons effectuer au sein de l'université d'Orléans</text:span><text:span text:style-name="T1">. </text:span><text:span text:style-name="T2">C'est dans cet objectif que nous avons été emméné a réalisé ce projet de fin <text:s/>qui a pour but de faire découvrir aux étudiants le milieu professionnel en général et le monde de l'entreprise informatique en particulier.</text:span></text:p>
      <text:p text:style-name="P12">Le sujet etait axé sur la creation d'une interface de gestion et de developpement de sites web.</text:p>
      <text:p text:style-name="P8"><text:span text:style-name="T2">Réaliser nôtre stage avec des professeurs experimentés dans ce domaine </text:span><text:span text:style-name="T3">passionnant nous a été d'un grand intérêt.</text:span><text:span text:style-name="T4">sur chaque mission ,un travail d'équipe a été realisé sur toutes les parties analyses,reflexions et réalisations.</text:span></text:p>
      <text:p text:style-name="P13">Ce rapport s'articule autour de deux principaux axes. Dans un premier temps présenation et description du sujet. Enfin, dans un second temps nous nous focaliserons sur la réalisation du site et le travail réa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4cbb" officeooo:paragraph-rsid="00114cbb"/>
    </style:style>
    <style:style style:name="MT1" style:family="text">
      <style:text-properties officeooo:rsid="0024104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APPORT DE STAGE <text:s text:c="57"/>ANNEE UNIVERSITAIRE 2014/2015</text:p>
      </style:header>
      <style:footer>
        <text:p text:style-name="Footer"><text:s text:c="59"/><text:span text:style-name="MT1">Page </text:span><text:span text:style-name="MT1"><text:page-number text:select-page="current">4</text:page-number></text:span><text:span text:style-name="MT1"> /3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13S</meta:editing-duration>
    <meta:editing-cycles>22</meta:editing-cycles>
    <meta:generator>LibreOffice/4.4.0.3$Windows_x86 LibreOffice_project/de093506bcdc5fafd9023ee680b8c60e3e0645d7</meta:generator>
    <dc:date>2015-06-05T10:09:50.397000000</dc:date>
    <meta:document-statistic meta:table-count="0" meta:image-count="0" meta:object-count="0" meta:page-count="4" meta:paragraph-count="13" meta:word-count="284" meta:character-count="1941" meta:non-whitespace-character-count="1550"/>
    <meta:user-defined meta:name="Info 1"/>
    <meta:user-defined meta:name="Info 2"/>
    <meta:user-defined meta:name="Info 3"/>
    <meta:user-defined meta:name="Info 4"/>
  </office:meta>
</office:document-meta>
</file>